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weight="bold" officeooo:rsid="0005d064" officeooo:paragraph-rsid="0005d064" style:font-size-asian="20pt" style:font-weight-asian="bold" style:font-size-complex="20pt" style:font-weight-complex="bold"/>
    </style:style>
    <style:style style:name="P2" style:family="paragraph" style:parent-style-name="Standard">
      <style:text-properties fo:font-size="12pt" fo:font-weight="normal" officeooo:rsid="0005d064" officeooo:paragraph-rsid="0005d064" style:font-size-asian="10.5pt" style:font-weight-asian="normal" style:font-size-complex="12pt" style:font-weight-complex="normal"/>
    </style:style>
    <style:style style:name="P3" style:family="paragraph" style:parent-style-name="Standard">
      <style:text-properties fo:font-size="12pt" fo:font-weight="normal" officeooo:rsid="00079227" officeooo:paragraph-rsid="00079227" style:font-size-asian="10.5pt" style:font-weight-asian="normal" style:font-size-complex="12pt" style:font-weight-complex="normal"/>
    </style:style>
    <style:style style:name="P4" style:family="paragraph" style:parent-style-name="Standard">
      <style:text-properties fo:font-size="12pt" fo:font-weight="normal" officeooo:rsid="00079c4c" officeooo:paragraph-rsid="00079c4c" style:font-size-asian="10.5pt" style:font-weight-asian="normal" style:font-size-complex="12pt" style:font-weight-complex="normal"/>
    </style:style>
    <style:style style:name="P5" style:family="paragraph" style:parent-style-name="Standard">
      <style:text-properties fo:font-size="12pt" fo:font-weight="normal" officeooo:rsid="00094faa" officeooo:paragraph-rsid="00094faa" style:font-size-asian="10.5pt" style:font-weight-asian="normal" style:font-size-complex="12pt" style:font-weight-complex="normal"/>
    </style:style>
    <style:style style:name="P6" style:family="paragraph" style:parent-style-name="Standard">
      <style:text-properties fo:font-size="12pt" fo:font-weight="normal" officeooo:rsid="000a50e7" officeooo:paragraph-rsid="000a50e7" style:font-size-asian="10.5pt" style:font-weight-asian="normal" style:font-size-complex="12pt" style:font-weight-complex="normal"/>
    </style:style>
    <style:style style:name="P7" style:family="paragraph" style:parent-style-name="Standard">
      <style:text-properties fo:font-size="12pt" fo:font-weight="normal" officeooo:rsid="000bfe0d" officeooo:paragraph-rsid="000bfe0d" style:font-size-asian="10.5pt" style:font-weight-asian="normal" style:font-size-complex="12pt" style:font-weight-complex="normal"/>
    </style:style>
    <style:style style:name="P8" style:family="paragraph" style:parent-style-name="Standard">
      <style:text-properties fo:font-size="12pt" fo:font-weight="normal" officeooo:rsid="000d9615" officeooo:paragraph-rsid="000d9615" style:font-size-asian="10.5pt" style:font-weight-asian="normal" style:font-size-complex="12pt" style:font-weight-complex="normal"/>
    </style:style>
    <style:style style:name="P9" style:family="paragraph" style:parent-style-name="Standard">
      <style:text-properties fo:font-size="12pt" fo:font-weight="normal" officeooo:rsid="000f4b86" officeooo:paragraph-rsid="000f4b86" style:font-size-asian="10.5pt" style:font-weight-asian="normal" style:font-size-complex="12pt" style:font-weight-complex="normal"/>
    </style:style>
    <style:style style:name="P10" style:family="paragraph" style:parent-style-name="Standard">
      <style:text-properties fo:font-size="12pt" fo:font-weight="normal" officeooo:rsid="00112f22" officeooo:paragraph-rsid="00112f22" style:font-size-asian="10.5pt" style:font-weight-asian="normal" style:font-size-complex="12pt" style:font-weight-complex="normal"/>
    </style:style>
    <style:style style:name="P11" style:family="paragraph" style:parent-style-name="Standard">
      <style:text-properties fo:font-size="16pt" fo:font-weight="bold" officeooo:rsid="000a50e7" officeooo:paragraph-rsid="000a50e7" style:font-size-asian="16pt" style:font-weight-asian="bold" style:font-size-complex="16pt" style:font-weight-complex="bold"/>
    </style:style>
    <style:style style:name="P12" style:family="paragraph" style:parent-style-name="Standard">
      <style:text-properties fo:font-size="14pt" fo:font-weight="bold" officeooo:rsid="000a50e7" officeooo:paragraph-rsid="000a50e7" style:font-size-asian="14pt" style:font-weight-asian="bold" style:font-size-complex="14pt" style:font-weight-complex="bold"/>
    </style:style>
    <style:style style:name="P13" style:family="paragraph" style:parent-style-name="Standard">
      <style:text-properties fo:font-size="14pt" fo:font-weight="normal" officeooo:rsid="000bfe0d" officeooo:paragraph-rsid="000a50e7" style:font-size-asian="14pt" style:font-weight-asian="normal" style:font-size-complex="14pt" style:font-weight-complex="normal"/>
    </style:style>
    <style:style style:name="P14" style:family="paragraph" style:parent-style-name="Standard">
      <style:text-properties fo:font-size="14pt" fo:font-weight="normal" officeooo:rsid="000bfe0d" officeooo:paragraph-rsid="000bfe0d" style:font-size-asian="14pt" style:font-weight-asian="normal" style:font-size-complex="14pt" style:font-weight-complex="normal"/>
    </style:style>
    <style:style style:name="P15" style:family="paragraph" style:parent-style-name="Standard">
      <style:paragraph-properties fo:padding="0.074cm" fo:border-left="none" fo:border-right="none" fo:border-top="none" fo:border-bottom="0.06pt solid #000000" style:join-border="false"/>
      <style:text-properties fo:font-size="12pt" fo:font-weight="normal" officeooo:rsid="00112f22" officeooo:paragraph-rsid="00112f22" style:font-size-asian="10.5pt" style:font-weight-asian="normal" style:font-size-complex="12pt" style:font-weight-complex="normal"/>
    </style:style>
    <style:style style:name="T1" style:family="text">
      <style:text-properties officeooo:rsid="00094faa"/>
    </style:style>
    <style:style style:name="T2" style:family="text">
      <style:text-properties officeooo:rsid="000b6e5b"/>
    </style:style>
    <style:style style:name="T3" style:family="text">
      <style:text-properties fo:font-size="14pt" style:font-size-asian="14pt" style:font-size-complex="14pt"/>
    </style:style>
    <style:style style:name="T4" style:family="text">
      <style:text-properties officeooo:rsid="00112f22"/>
    </style:style>
    <style:style style:name="T5" style:family="text">
      <style:text-properties fo:font-size="10pt" officeooo:rsid="00112f22" style:font-size-asian="10pt" style:font-size-complex="10pt"/>
    </style:style>
    <style:style style:name="T6" style:family="text">
      <style:text-properties fo:font-size="10pt" officeooo:rsid="00112f22" style:font-size-asian="8.75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re</text:p>
      <text:p text:style-name="P1"/>
      <text:p text:style-name="P2">Comme nous avons commencé à écrire un document, nous devons rajouter un titra et quelques sous-entête.</text:p>
      <text:p text:style-name="P2"/>
      <text:p text:style-name="P3">Markdow prend en charge deux styles d’en-têtes, Setext et atx.</text:p>
      <text:p text:style-name="P3"/>
      <text:p text:style-name="P4">Les en-têtes de type Setext sont « soulignés » en utilisant l’égalité et de tirets <text:span text:style-name="T1">(pour les sous en-têtes). Exemple : </text:span></text:p>
      <text:p text:style-name="P4"/>
      <text:p text:style-name="P7"><text:span text:style-name="T3">ceci est dans un bloque </text:span>:</text:p>
      <text:p text:style-name="P4"><text:s/></text:p>
      <text:p text:style-name="P6">Ce qu’il y a en dessous est en H1</text:p>
      <text:p text:style-name="P6"/>
      <text:p text:style-name="P11">----------------</text:p>
      <text:p text:style-name="P11">----------------</text:p>
      <text:p text:style-name="P6"/>
      <text:p text:style-name="P6">Et ici en H2</text:p>
      <text:p text:style-name="P6"/>
      <text:p text:style-name="P12">--------------------</text:p>
      <text:p text:style-name="P13"/>
      <text:p text:style-name="P14">fin du bloque.</text:p>
      <text:p text:style-name="P14"/>
      <text:p text:style-name="P14"/>
      <text:p text:style-name="P5"><text:tab/></text:p>
      <text:p text:style-name="P6">N’importe quelle nombre entre les lignes =’s ou -’s marchera.</text:p>
      <text:p text:style-name="P6"/>
      <text:p text:style-name="P6">Les en-têtes <text:s/>le style Atx uti<text:span text:style-name="T2">li</text:span>se 1.6 caractère pour commencer une ligne .</text:p>
      <text:p text:style-name="P6"/>
      <text:p text:style-name="P7">Début bloque :</text:p>
      <text:p text:style-name="P7"/>
      <text:p text:style-name="P7"># cela veut dire écrire en h1</text:p>
      <text:p text:style-name="P7"/>
      <text:p text:style-name="P7">## écrire en h2</text:p>
      <text:p text:style-name="P7"/>
      <text:p text:style-name="P7">####### écrire en h2</text:p>
      <text:p text:style-name="P7"/>
      <text:p text:style-name="P7">fin bloque.</text:p>
      <text:p text:style-name="P7"/>
      <text:p text:style-name="P7">En option, on peut « fermer » les en-têtes avec le style atx. Vous pouvez utiliser ceci si vous penez qu’il semble mieux. Les hash de fermeture n’ont pas de correspondre au monbre de hash utilisé ouvrir ouvrir l’en-tête.</text:p>
      <text:p text:style-name="P7"/>
      <text:p text:style-name="P8">Début bloque :</text:p>
      <text:p text:style-name="P8"/>
      <text:p text:style-name="P8"># La c’est un h1 #</text:p>
      <text:p text:style-name="P8"/>
      <text:p text:style-name="P8">## c’est du H2 ##</text:p>
      <text:p text:style-name="P8"/>
      <text:p text:style-name="P8"><text:soft-page-break/>### c’est du h3 #####</text:p>
      <text:p text:style-name="P8"/>
      <text:p text:style-name="P9">fin du bloque.</text:p>
      <text:p text:style-name="P9"/>
      <text:p text:style-name="P9">Voici un quiz sur les titres de markdown .</text:p>
      <text:p text:style-name="P9"/>
      <text:p text:style-name="P9">Sélectionne la réponse valide :</text:p>
      <text:p text:style-name="P9"/>
      <text:p text:style-name="P9">- # <text:s/>Hello</text:p>
      <text:p text:style-name="P9">-#Hello</text:p>
      <text:p text:style-name="P9"><text:tab/><text:span text:style-name="T5">Les en-têtes ont besoin d’espace entre les caractères de hash et le texte</text:span><text:span text:style-name="T4">.</text:span></text:p>
      <text:p text:style-name="P9"/>
      <text:p text:style-name="P10">Sélectionne la réponse valide :</text:p>
      <text:p text:style-name="P10"/>
      <text:p text:style-name="P10"><text:tab/>.[]</text:p>
      <text:p text:style-name="P10">test ######</text:p>
      <text:p text:style-name="P10"><text:tab/>.[]</text:p>
      <text:p text:style-name="P15">test</text:p>
      <text:p text:style-name="P15"/>
      <text:p text:style-name="P9"/>
      <text:p text:style-name="P9"><text:tab/><text:span text:style-name="T6">Juste ‘=’ et ‘-’ son accepté pour les entres lignes dans l’en-tête</text:span></text:p>
      <text:p text:style-name="P7"/>
      <text:p text:style-name="P7"/>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4:27:10.462074613</meta:creation-date>
    <dc:date>2017-03-13T15:21:41.360759099</dc:date>
    <meta:editing-duration>PT23M7S</meta:editing-duration>
    <meta:editing-cycles>7</meta:editing-cycles>
    <meta:generator>LibreOffice/5.1.6.2$Linux_X86_64 LibreOffice_project/10m0$Build-2</meta:generator>
    <meta:document-statistic meta:table-count="0" meta:image-count="0" meta:object-count="0" meta:page-count="2" meta:paragraph-count="37" meta:word-count="230" meta:character-count="1241" meta:non-whitespace-character-count="1037"/>
  </office:meta>
</office:document-meta>
</file>